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tyle="italic" style:font-style-asian="italic"/>
    </style:style>
    <style:style style:name="P3" style:parent-style-name="Standard" style:family="paragraph">
      <style:text-properties fo:font-style="italic" style:font-style-asian="italic"/>
    </style:style>
    <style:style style:name="P4" style:parent-style-name="Standard" style:family="paragraph">
      <style:text-properties fo:font-style="italic" style:font-style-asian="italic"/>
    </style:style>
    <style:style style:name="P5" style:parent-style-name="Standard" style:family="paragraph">
      <style:text-properties fo:font-style="italic" style:font-style-asian="italic"/>
    </style:style>
    <style:style style:name="T6" style:parent-style-name="Absatz-Standardschriftart" style:family="text">
      <style:text-properties fo:font-style="italic" style:font-style-asian="italic"/>
    </style:style>
    <style:style style:name="T7" style:parent-style-name="Absatz-Standardschriftart" style:family="text">
      <style:text-properties fo:font-style="italic" style:font-style-asian="italic"/>
    </style:style>
    <style:style style:name="T8" style:parent-style-name="Absatz-Standardschriftart" style:family="text">
      <style:text-properties fo:font-style="italic" style:font-style-asian="italic"/>
    </style:style>
    <style:style style:name="T9" style:parent-style-name="Absatz-Standardschriftart" style:family="text">
      <style:text-properties fo:font-style="italic" style:font-style-asian="italic"/>
    </style:style>
    <style:style style:name="T10" style:parent-style-name="Absatz-Standardschriftart" style:family="text">
      <style:text-properties fo:font-style="italic" style:font-style-asian="italic"/>
    </style:style>
    <style:style style:name="T11" style:parent-style-name="Absatz-Standardschriftart" style:family="text">
      <style:text-properties fo:font-style="italic" style:font-style-asian="italic"/>
    </style:style>
    <style:style style:name="T12" style:parent-style-name="Absatz-Standardschriftart" style:family="text">
      <style:text-properties fo:font-style="italic" style:font-style-asian="italic"/>
    </style:style>
    <style:style style:name="P13" style:parent-style-name="Standard" style:family="paragraph">
      <style:text-properties fo:font-style="italic" style:font-style-asian="italic"/>
    </style:style>
    <style:style style:name="T14" style:parent-style-name="Absatz-Standardschriftart" style:family="text">
      <style:text-properties fo:font-style="italic" style:font-style-asian="italic"/>
    </style:style>
    <style:style style:name="T15" style:parent-style-name="Absatz-Standardschriftart" style:family="text">
      <style:text-properties fo:font-style="italic" style:font-style-asian="italic"/>
    </style:style>
    <style:style style:name="T16" style:parent-style-name="Absatz-Standardschriftart" style:family="text">
      <style:text-properties fo:font-style="italic" style:font-style-asian="italic"/>
    </style:style>
  </office:automatic-styles>
  <office:body>
    <office:text text:use-soft-page-breaks="true">
      <text:p text:style-name="P1">InputFile.java</text:p>
      <text:p text:style-name="Standard"/>
      <text:p text:style-name="Standard">Konstruktor</text:p>
      <text:p text:style-name="Standard"><text:tab/>Parameter: XML File</text:p>
      <text:p text:style-name="Standard">parsed das XML File und erstellt für jeden Task in der Datei einen Task der in der Variable tasks gespeichert wird.</text:p>
      <text:p text:style-name="Standard"/>
      <text:p text:style-name="Standard">Task.java</text:p>
      <text:p text:style-name="Standard"/>
      <text:p text:style-name="Standard">Variable:</text:p>
      <text:p text:style-name="Standard"><text:tab/>Listen für alle Inhalte des XML Files</text:p>
      <text:p text:style-name="Standard"><text:tab/>Datenbankverbindungen</text:p>
      <text:p text:style-name="Standard"/>
      <text:p text:style-name="Standard">Methode:</text:p>
      <text:p text:style-name="Standard"><text:tab/><text:span text:style-name="T2">startTask</text:span></text:p>
      <text:p text:style-name="P3"><text:tab/><text:tab/>Parameter: Datenbanktyp, ob lokal als mem oder online</text:p>
      <text:p text:style-name="P4"><text:tab/>startet den Task und checked, ob der Task bereits existiert.</text:p>
      <text:p text:style-name="P5"><text:tab/>Falls nein, zu createTask. Falls ja, wird der Task geladen und um einen Spieler erhöht.</text:p>
      <text:p text:style-name="Standard"/>
      <text:p text:style-name="Standard">Die Methode startTask() dient allgemein dazu einen neuen Task zu starten,<text:s/>bzw. ihn zu laden,<text:s/>falls so ein Task noch nicht existiert.<text:s/></text:p>
      <text:p text:style-name="Standard">Dazu wird zunächst die Methode checkTask() aufgerufen. Wenn so ein Task noch nicht besteht,<text:s/>die Methode also den Wert ‚false‘ liefert,<text:s/>wird die Spielerzahl dieses Tasks auf den Wert 1 gesetzt und die Methode createTask() aufgerufen.<text:s/>Falls jedoch bereits ein solcher Task schon besteht, so wird dieser Task aus der Datenbank<text:s/>zur Spielübersicht<text:s/>geladen, die Spielerzahl um den Wert 1 erhöht, das XML-Dokument auf Syntaxfehler geprüft und dann schließlich geparst. Anschließend wird noch der Task aktualisiert indem updateTask() aufgerufen wird.</text:p>
      <text:p text:style-name="Standard"><text:tab/></text:p>
      <text:p text:style-name="Standard"><text:tab/>checkTask</text:p>
      <text:p text:style-name="Standard"><text:tab/><text:span text:style-name="T6">überprüft, ob der Task bereits existiert.</text:span></text:p>
      <text:p text:style-name="Standard"/>
      <text:p text:style-name="Standard">Die Methode checkTask() soll prüfen ob der Task bereits existiert.</text:p>
      <text:p text:style-name="Standard">Dazu wird auf der Datenbank<text:s/>zur Spielübersicht<text:s/>ein Prepared-Statement ausgeführt, welches alle Tasks mit dem aktuellen Namen liefert (entweder liefert es einen Eintrag oder eine leere Tabelle). Dadurch kann ein boolean-Wert zurückgegeben werden, ob der Task bereits existiert oder nicht.</text:p>
      <text:p text:style-name="Standard"/>
      <text:p text:style-name="Standard"/>
      <text:p text:style-name="Standard"><text:tab/>createTask</text:p>
      <text:p text:style-name="Standard"><text:tab/><text:tab/><text:span text:style-name="T7">Parameter: Datenbanktyp, ob lokal als mem oder online</text:span></text:p>
      <text:p text:style-name="Standard"><text:span text:style-name="T8"><text:tab/>erstellt einen neuen Task und eine Datenbank in der alle Statements später ausgeführt<text:s/></text:span><text:span text:style-name="T9"><text:tab/>werden können</text:span>.</text:p>
      <text:p text:style-name="Standard"/>
      <text:p text:style-name="Standard"/>
      <text:p text:style-name="Standard"/>
      <text:p text:style-name="Standard"><text:tab/>loadTask</text:p>
      <text:p text:style-name="Standard"><text:tab/><text:span text:style-name="T10">lädt einen erstellten Task und eine Datenbank in der alle Statements später ausgeführt<text:s/></text:span><text:span text:style-name="T11"><text:tab/>werden können.</text:span></text:p>
      <text:p text:style-name="Standard"/>
      <text:p text:style-name="Standard"/>
      <text:p text:style-name="Standard">Die Methode loadTask lädt<text:s/>mittels Prepared-Statement<text:s/>einen bereits existierenden Task und eine Datenbank, auf der später alle Statements ausgeführt werden können.</text:p>
      <text:p text:style-name="Standard"/>
      <text:soft-page-break/>
      <text:p text:style-name="Standard"><text:tab/>updateTask</text:p>
      <text:p text:style-name="Standard"><text:tab/><text:span text:style-name="T12">erhöht in der Tabelle mit der Spielübersicht die Spielerzahl.</text:span></text:p>
      <text:p text:style-name="P13"/>
      <text:p text:style-name="Standard">Die Methode updateTask() aktualisiert in der Datenbank zur Spielübersicht den Eintrag zum aktuellen Task (erhöhen bzw. erniedrigen der Spielerzahl).</text:p>
      <text:p text:style-name="Standard"/>
      <text:p text:style-name="Standard"><text:tab/>closeTask</text:p>
      <text:p text:style-name="Standard"><text:tab/><text:span text:style-name="T14">löscht den Task und verringert die S</text:span><text:span text:style-name="T15">pielerzahl, sollte sie 0 sein, wird die zugehörige<text:s/></text:span><text:span text:style-name="T16"><text:tab/>Datenbank mit den Inhalten des Aufgabenblattes gelöscht.</text:span></text:p>
      <text:p text:style-name="Standard"/>
      <text:p text:style-name="Standard">Die Methode closeTask() löscht einen Task und verringert dabei die aktuelle Spielerzahl um den Wert 1. Falls der aktuelle Task keine Spieler mehr hat, die Spielerzahl also den Wert 0 hat, wird die zum Task gehörige Datenbank mit all ihren Inhalten des Aufgabenblattes gelöscht.</text:p>
      <text:p text:style-name="Standard"/>
      <text:p text:style-name="Standard"><text:tab/>InsertToDb</text:p>
      <text:p text:style-name="Standard"><text:tab/>lädt alle Inhalte des Aufgabenblattes in die Datenbank</text:p>
      <text:p text:style-name="Standard"/>
      <text:p text:style-name="Standard"><text:tab/>selectFromDb</text:p>
      <text:p text:style-name="Standard"><text:tab/>führt alle Referencestatements des Blattes aus, liefert aber keine Daten zurück</text:p>
      <text:p text:style-name="Standard"/>
      <text:p text:style-name="Standard"><text:tab/>executeUserStatement</text:p>
      <text:p text:style-name="Standard"><text:tab/><text:tab/>Parameter: Statement als String</text:p>
      <text:p text:style-name="Standard"><text:tab/>führt das User Statement aus und liefert das Ergebnis als Return-Wert</text:p>
      <text:p text:style-name="Standard"/>
      <text:p text:style-name="Standard"><text:tab/>printData</text:p>
      <text:p text:style-name="Standard"><text:tab/>gibt alle Inhalte des Aufgabenblattes au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bias Runge</meta:initial-creator>
    <dc:creator>Philip</dc:creator>
    <meta:creation-date>2015-05-13T12:05:00Z</meta:creation-date>
    <dc:date>2015-05-13T11:16:00Z</dc:date>
    <meta:template xlink:href="Normal" xlink:type="simple"/>
    <meta:editing-cycles>2</meta:editing-cycles>
    <meta:editing-duration>PT0S</meta:editing-duration>
    <meta:document-statistic meta:page-count="2" meta:paragraph-count="6" meta:word-count="415" meta:character-count="3027" meta:row-count="21" meta:non-whitespace-character-count="2618"/>
  </office:meta>
</office:document-meta>
</file>